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aa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aa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aa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aa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aa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aa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aa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aa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aa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aa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aa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aa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aa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aa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aa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aa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aa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iel Augusto Perez Le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9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 Luis Augusto Perez Guille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7394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2.2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2"/>
    <meta:template xlink:type="simple" xlink:actuate="onRequest" xlink:title="Normal" xlink:href=""/>
  </office:meta>
</office:document-meta>
</file>